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8">
      <style:table-cell-properties fo:border="0.74pt solid #000000"/>
    </style:style>
    <style:style style:name="ce4" style:family="table-cell" style:parent-style-name="Default" style:data-style-name="N109">
      <style:table-cell-properties fo:border="0.74pt solid #000000"/>
    </style:style>
    <style:style style:name="ce5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imer_2workers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ITERAÇÃO</text:p>
          </table:table-cell>
          <table:table-cell table:style-name="ce1" office:value-type="string" calcext:value-type="string">
            <text:p>CONSULTA 1</text:p>
          </table:table-cell>
          <table:table-cell table:style-name="ce1" office:value-type="string" calcext:value-type="string">
            <text:p>CONSULTA 2</text:p>
          </table:table-cell>
          <table:table-cell table:style-name="ce1" office:value-type="string" calcext:value-type="string">
            <text:p>CONSULTA 3</text:p>
          </table:table-cell>
          <table:table-cell table:style-name="ce1" office:value-type="string" calcext:value-type="string">
            <text:p>CONSULTA 4</text:p>
          </table:table-cell>
          <table:table-cell table:style-name="ce1" office:value-type="string" calcext:value-type="string">
            <text:p>CONSULTA 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03490447998" calcext:value-type="float">
            <text:p>0,1500349045</text:p>
          </table:table-cell>
          <table:table-cell office:value-type="float" office:value="0.23871898651123" calcext:value-type="float">
            <text:p>0,2387189865</text:p>
          </table:table-cell>
          <table:table-cell office:value-type="float" office:value="0.0567409992218018" calcext:value-type="float">
            <text:p>0,0567409992</text:p>
          </table:table-cell>
          <table:table-cell office:value-type="float" office:value="0.0561060905456543" calcext:value-type="float">
            <text:p>0,0561060905</text:p>
          </table:table-cell>
          <table:table-cell office:value-type="float" office:value="0.0336599349975586" calcext:value-type="float">
            <text:p>0,03365993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0518436431885" calcext:value-type="float">
            <text:p>0,1305184364</text:p>
          </table:table-cell>
          <table:table-cell office:value-type="float" office:value="0.235954523086548" calcext:value-type="float">
            <text:p>0,2359545231</text:p>
          </table:table-cell>
          <table:table-cell office:value-type="float" office:value="0.0774142742156982" calcext:value-type="float">
            <text:p>0,0774142742</text:p>
          </table:table-cell>
          <table:table-cell office:value-type="float" office:value="0.0608515739440918" calcext:value-type="float">
            <text:p>0,0608515739</text:p>
          </table:table-cell>
          <table:table-cell office:value-type="float" office:value="0.03598952293396" calcext:value-type="float">
            <text:p>0,03598952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116193771362" calcext:value-type="float">
            <text:p>0,1371161938</text:p>
          </table:table-cell>
          <table:table-cell office:value-type="float" office:value="0.237860679626465" calcext:value-type="float">
            <text:p>0,2378606796</text:p>
          </table:table-cell>
          <table:table-cell office:value-type="float" office:value="0.0601134300231934" calcext:value-type="float">
            <text:p>0,0601134300</text:p>
          </table:table-cell>
          <table:table-cell office:value-type="float" office:value="0.0489122867584229" calcext:value-type="float">
            <text:p>0,0489122868</text:p>
          </table:table-cell>
          <table:table-cell office:value-type="float" office:value="0.0305314064025879" calcext:value-type="float">
            <text:p>0,03053140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9482717514038" calcext:value-type="float">
            <text:p>0,1594827175</text:p>
          </table:table-cell>
          <table:table-cell office:value-type="float" office:value="0.210810661315918" calcext:value-type="float">
            <text:p>0,2108106613</text:p>
          </table:table-cell>
          <table:table-cell office:value-type="float" office:value="0.0594370365142822" calcext:value-type="float">
            <text:p>0,0594370365</text:p>
          </table:table-cell>
          <table:table-cell office:value-type="float" office:value="0.0422117710113525" calcext:value-type="float">
            <text:p>0,0422117710</text:p>
          </table:table-cell>
          <table:table-cell office:value-type="float" office:value="0.0307419300079346" calcext:value-type="float">
            <text:p>0,03074193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0711984634399" calcext:value-type="float">
            <text:p>0,1807119846</text:p>
          </table:table-cell>
          <table:table-cell office:value-type="float" office:value="0.257123470306396" calcext:value-type="float">
            <text:p>0,2571234703</text:p>
          </table:table-cell>
          <table:table-cell office:value-type="float" office:value="0.058462381362915" calcext:value-type="float">
            <text:p>0,0584623814</text:p>
          </table:table-cell>
          <table:table-cell office:value-type="float" office:value="0.0447790622711182" calcext:value-type="float">
            <text:p>0,0447790623</text:p>
          </table:table-cell>
          <table:table-cell office:value-type="float" office:value="0.0347881317138672" calcext:value-type="float">
            <text:p>0,03478813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705060005188" calcext:value-type="float">
            <text:p>0,1670506001</text:p>
          </table:table-cell>
          <table:table-cell office:value-type="float" office:value="0.21283745765686" calcext:value-type="float">
            <text:p>0,2128374577</text:p>
          </table:table-cell>
          <table:table-cell office:value-type="float" office:value="0.0683884620666504" calcext:value-type="float">
            <text:p>0,0683884621</text:p>
          </table:table-cell>
          <table:table-cell office:value-type="float" office:value="0.0451927185058594" calcext:value-type="float">
            <text:p>0,0451927185</text:p>
          </table:table-cell>
          <table:table-cell office:value-type="float" office:value="0.0348906517028809" calcext:value-type="float">
            <text:p>0,03489065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2682056427002" calcext:value-type="float">
            <text:p>0,1626820564</text:p>
          </table:table-cell>
          <table:table-cell office:value-type="float" office:value="0.202140331268311" calcext:value-type="float">
            <text:p>0,2021403313</text:p>
          </table:table-cell>
          <table:table-cell office:value-type="float" office:value="0.0622951984405518" calcext:value-type="float">
            <text:p>0,0622951984</text:p>
          </table:table-cell>
          <table:table-cell office:value-type="float" office:value="0.0466127395629883" calcext:value-type="float">
            <text:p>0,0466127396</text:p>
          </table:table-cell>
          <table:table-cell office:value-type="float" office:value="0.0323948860168457" calcext:value-type="float">
            <text:p>0,03239488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7140502929688" calcext:value-type="float">
            <text:p>0,1471405029</text:p>
          </table:table-cell>
          <table:table-cell office:value-type="float" office:value="0.166802167892456" calcext:value-type="float">
            <text:p>0,1668021679</text:p>
          </table:table-cell>
          <table:table-cell office:value-type="float" office:value="0.0646224021911621" calcext:value-type="float">
            <text:p>0,0646224022</text:p>
          </table:table-cell>
          <table:table-cell office:value-type="float" office:value="0.0617008209228516" calcext:value-type="float">
            <text:p>0,0617008209</text:p>
          </table:table-cell>
          <table:table-cell office:value-type="float" office:value="0.0295648574829102" calcext:value-type="float">
            <text:p>0,02956485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6747570037842" calcext:value-type="float">
            <text:p>0,1667475700</text:p>
          </table:table-cell>
          <table:table-cell office:value-type="float" office:value="0.15119457244873" calcext:value-type="float">
            <text:p>0,1511945724</text:p>
          </table:table-cell>
          <table:table-cell office:value-type="float" office:value="0.0633695125579834" calcext:value-type="float">
            <text:p>0,0633695126</text:p>
          </table:table-cell>
          <table:table-cell office:value-type="float" office:value="0.0432288646697998" calcext:value-type="float">
            <text:p>0,0432288647</text:p>
          </table:table-cell>
          <table:table-cell office:value-type="float" office:value="0.0300202369689941" calcext:value-type="float">
            <text:p>0,030020237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027645111084" calcext:value-type="float">
            <text:p>0,1202764511</text:p>
          </table:table-cell>
          <table:table-cell office:value-type="float" office:value="0.207973718643188" calcext:value-type="float">
            <text:p>0,2079737186</text:p>
          </table:table-cell>
          <table:table-cell office:value-type="float" office:value="0.0530505180358887" calcext:value-type="float">
            <text:p>0,0530505180</text:p>
          </table:table-cell>
          <table:table-cell office:value-type="float" office:value="0.038332462310791" calcext:value-type="float">
            <text:p>0,0383324623</text:p>
          </table:table-cell>
          <table:table-cell office:value-type="float" office:value="0.0393288135528564" calcext:value-type="float">
            <text:p>0,039328813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1624202728271" calcext:value-type="float">
            <text:p>0,1516242027</text:p>
          </table:table-cell>
          <table:table-cell office:value-type="float" office:value="0.235628843307495" calcext:value-type="float">
            <text:p>0,2356288433</text:p>
          </table:table-cell>
          <table:table-cell office:value-type="float" office:value="0.0623195171356201" calcext:value-type="float">
            <text:p>0,0623195171</text:p>
          </table:table-cell>
          <table:table-cell office:value-type="float" office:value="0.0579719543457031" calcext:value-type="float">
            <text:p>0,0579719543</text:p>
          </table:table-cell>
          <table:table-cell office:value-type="float" office:value="0.0320234298706055" calcext:value-type="float">
            <text:p>0,0320234299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MÉDIA (seg)</text:p>
          </table:table-cell>
          <table:table-cell table:style-name="ce4" table:formula="of:=AVERAGE( [.B2:.B12])" office:value-type="float" office:value="0.152125965465199" calcext:value-type="float">
            <text:p>0,1521</text:p>
          </table:table-cell>
          <table:table-cell table:style-name="ce4" table:formula="of:=AVERAGE( [.C2:.C12])" office:value-type="float" office:value="0.214276855642145" calcext:value-type="float">
            <text:p>0,2143</text:p>
          </table:table-cell>
          <table:table-cell table:style-name="ce4" table:formula="of:=AVERAGE( [.D2:.D12])" office:value-type="float" office:value="0.0623830665241588" calcext:value-type="float">
            <text:p>0,0624</text:p>
          </table:table-cell>
          <table:table-cell table:style-name="ce4" table:formula="of:=AVERAGE( [.E2:.E12])" office:value-type="float" office:value="0.0496273040771484" calcext:value-type="float">
            <text:p>0,0496</text:p>
          </table:table-cell>
          <table:table-cell table:style-name="ce4" table:formula="of:=AVERAGE( [.F2:.F12])" office:value-type="float" office:value="0.0330848910591819" calcext:value-type="float">
            <text:p>0,03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0" number:grouping="true"/>
    </number:number-style>
    <number:number-style style:name="N108">
      <number:number number:decimal-places="10" number:min-decimal-places="10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16:51:08.702000000</dc:date>
    <meta:editing-duration>PT11M56S</meta:editing-duration>
    <meta:editing-cycles>4</meta:editing-cycles>
    <meta:generator>LibreOffice/7.0.4.2$Windows_X86_64 LibreOffice_project/dcf040e67528d9187c66b2379df5ea4407429775</meta:generator>
    <meta:document-statistic meta:table-count="1" meta:cell-count="78" meta:object-count="0"/>
  </office:meta>
</office:document-meta>
</file>